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2" svg:font-family="'Lohit Hindi'"/>
    <style:font-face style:name="Arial" svg:font-family="Arial" style:font-family-generic="roman"/>
    <style:font-face style:name="Lohit Hindi" svg:font-family="'Lohit Hindi'"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1" svg:font-family="'Lohit Hindi'" style:font-family-generic="system" style:font-pitch="variable"/>
  </office:font-face-decls>
  <office:automatic-styles>
    <style:style style:name="P1" style:family="paragraph" style:parent-style-name="Standard">
      <style:text-properties style:font-name="Liberation Serif" fo:font-size="12pt" officeooo:rsid="002c5e0e" officeooo:paragraph-rsid="0008a097" style:font-size-asian="12pt" style:font-size-complex="12pt"/>
    </style:style>
    <style:style style:name="P2" style:family="paragraph" style:parent-style-name="Standard">
      <style:text-properties style:font-name="Liberation Serif" fo:font-size="12pt" officeooo:rsid="002cdb74" officeooo:paragraph-rsid="0008a097" style:font-size-asian="12pt" style:font-size-complex="12pt"/>
    </style:style>
    <style:style style:name="P3" style:family="paragraph" style:parent-style-name="Standard">
      <style:text-properties style:font-name="Liberation Serif" fo:font-size="12pt" officeooo:rsid="002ce9c4" officeooo:paragraph-rsid="0008a097" style:font-size-asian="12pt" style:font-size-complex="12pt"/>
    </style:style>
    <style:style style:name="P4" style:family="paragraph" style:parent-style-name="Standard">
      <style:text-properties style:font-name="Liberation Serif" fo:font-size="12pt" officeooo:rsid="000a5358" officeooo:paragraph-rsid="000a5358" style:font-size-asian="12pt" style:font-size-complex="12pt"/>
    </style:style>
    <style:style style:name="P5" style:family="paragraph" style:parent-style-name="Standard">
      <style:text-properties style:font-name="Liberation Serif" fo:font-size="12pt" officeooo:rsid="000b0101" officeooo:paragraph-rsid="000b0101" style:font-size-asian="12pt" style:font-size-complex="12pt"/>
    </style:style>
    <style:style style:name="P6" style:family="paragraph" style:parent-style-name="Standard">
      <style:paragraph-properties fo:text-align="center" style:justify-single-word="false"/>
      <style:text-properties style:font-name="Liberation Serif" fo:font-size="12pt" fo:font-weight="bold" officeooo:rsid="000b0101" officeooo:paragraph-rsid="000b0101" style:font-size-asian="12pt" style:font-weight-asian="bold" style:font-size-complex="12pt" style:font-weight-complex="bold"/>
    </style:style>
    <style:style style:name="P7" style:family="paragraph" style:parent-style-name="Standard">
      <style:text-properties style:font-name="Liberation Serif" fo:font-size="12pt" fo:font-weight="bold" officeooo:rsid="000a5358" officeooo:paragraph-rsid="000a5358" style:font-size-asian="12pt" style:font-weight-asian="bold" style:font-size-complex="12pt" style:font-weight-complex="bold"/>
    </style:style>
    <style:style style:name="P8" style:family="paragraph" style:parent-style-name="Standard">
      <style:text-properties style:font-name="Liberation Serif" fo:font-size="12pt" fo:font-weight="bold" officeooo:rsid="002ce9c4" officeooo:paragraph-rsid="0008a097" style:font-size-asian="12pt" style:font-weight-asian="bold" style:font-size-complex="12pt" style:font-weight-complex="bold"/>
    </style:style>
    <style:style style:name="P9" style:family="paragraph" style:parent-style-name="Standard">
      <style:text-properties style:font-name="Liberation Serif" fo:font-size="12pt" fo:font-weight="bold" officeooo:rsid="002cdb74" officeooo:paragraph-rsid="0008a097" style:font-size-asian="12pt" style:font-weight-asian="bold" style:font-size-complex="12pt" style:font-weight-complex="bold"/>
    </style:style>
    <style:style style:name="P10" style:family="paragraph" style:parent-style-name="Standard" style:list-style-name="L1">
      <style:text-properties style:font-name="Liberation Serif" fo:font-size="12pt" officeooo:rsid="002c5e0e" officeooo:paragraph-rsid="0008a097" style:font-size-asian="12pt" style:font-size-complex="12pt"/>
    </style:style>
    <style:style style:name="P11" style:family="paragraph" style:parent-style-name="Standard" style:list-style-name="L2">
      <style:text-properties style:font-name="Liberation Serif" fo:font-size="12pt" officeooo:rsid="002cdb74" officeooo:paragraph-rsid="0008a097" style:font-size-asian="12pt" style:font-size-complex="12pt"/>
    </style:style>
    <style:style style:name="P12" style:family="paragraph" style:parent-style-name="Standard" style:list-style-name="L3">
      <style:text-properties style:font-name="Liberation Serif" fo:font-size="12pt" officeooo:rsid="002ce9c4" officeooo:paragraph-rsid="0008a097" style:font-size-asian="12pt" style:font-size-complex="12pt"/>
    </style:style>
    <style:style style:name="P13" style:family="paragraph" style:parent-style-name="Standard" style:list-style-name="L4">
      <style:text-properties style:font-name="Liberation Serif" fo:font-size="12pt" officeooo:rsid="000a5358" officeooo:paragraph-rsid="000a5358" style:font-size-asian="12pt" style:font-size-complex="12pt"/>
    </style:style>
    <style:style style:name="P14" style:family="paragraph" style:parent-style-name="Standard" style:list-style-name="L5">
      <style:text-properties style:font-name="Liberation Serif" fo:font-size="12pt" officeooo:rsid="000b0101" officeooo:paragraph-rsid="000b0101" style:font-size-asian="12pt" style:font-size-complex="12pt"/>
    </style:style>
    <style:style style:name="P15" style:family="paragraph" style:parent-style-name="Standard" style:list-style-name="L6">
      <style:text-properties style:font-name="Liberation Serif" fo:font-size="12pt" officeooo:rsid="000b0101" officeooo:paragraph-rsid="000b0101" style:font-size-asian="12pt" style:font-size-complex="12pt"/>
    </style:style>
    <style:style style:name="P16" style:family="paragraph" style:parent-style-name="Standard">
      <style:text-properties style:font-name="Liberation Serif" fo:font-size="12pt" officeooo:rsid="000b0101" officeooo:paragraph-rsid="000b0101" style:font-size-asian="12pt" style:font-size-complex="12pt"/>
    </style:style>
    <style:style style:name="P17" style:family="paragraph" style:parent-style-name="Standard">
      <style:text-properties style:font-name="Liberation Serif" fo:font-size="12pt" officeooo:rsid="000f6d39" officeooo:paragraph-rsid="000f6d39" style:font-size-asian="12pt" style:font-size-complex="12pt"/>
    </style:style>
    <style:style style:name="P18" style:family="paragraph" style:parent-style-name="Standard">
      <style:text-properties style:font-name="Liberation Serif" fo:font-size="12pt" fo:font-weight="bold" officeooo:rsid="000b0101" officeooo:paragraph-rsid="000b0101" style:font-size-asian="12pt" style:font-weight-asian="bold" style:font-size-complex="12pt" style:font-weight-complex="bold"/>
    </style:style>
    <style:style style:name="T1" style:family="text">
      <style:text-properties officeooo:rsid="0008a097"/>
    </style:style>
    <style:style style:name="T2" style:family="text">
      <style:text-properties officeooo:rsid="002ce9c4"/>
    </style:style>
    <style:style style:name="T3" style:family="text">
      <style:text-properties officeooo:rsid="0028928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hannel coding</text:p>
      <text:list xml:id="list7900480029487112283" text:style-name="L1">
        <text:list-item>
          <text:p text:style-name="P10">In telecommunication and information theory, forward error correction (FEC) (also called channel coding) is a system of error control for data transmission, whereby the sender adds systematically generated redundant data to its messages, also known as an error-correcting code. American mathematician Richard Hamming pioneered this field in the 1940's and invented the first FEC code, the Hamming (7,4) code, in 1950. </text:p>
        </text:list-item>
        <text:list-item>
          <text:p text:style-name="P10">The carefully designed redundancy allows the receiver to detect and correct a limited number of errors occurring anywhere in the message without the need to ask the sender for additional data. FEC gives the receiver an ability to correct errors without needing a reverse channel to request retransmission of data, but this advantage is at the cost of a fixed higher forward channel bandwidth. </text:p>
        </text:list-item>
        <text:list-item>
          <text:p text:style-name="P10">FEC is therefore applied in situations where retransmissions are relatively costly, or impossible such as when broadcasting to multiple receivers. In particular, FEC information is usually added to mass storage devices to enable recovery of corrupted data.</text:p>
        </text:list-item>
        <text:list-item>
          <text:p text:style-name="P10">Forward error correction techniques are widely used in satellite communication and broadcasting systems, allowing satellite operators to improve link budget without the use of expensive power amplifiers and large dishes. </text:p>
        </text:list-item>
        <text:list-item>
          <text:p text:style-name="P10">The maximum fractions of errors or of missing bits that can be corrected is determined by the design of the FEC code, so different forward error correcting codes are suitable for different conditions. </text:p>
        </text:list-item>
      </text:list>
      <text:p text:style-name="P1"/>
      <text:p text:style-name="P9">Coding gain</text:p>
      <text:list xml:id="list5732544535550700970" text:style-name="L2">
        <text:list-item>
          <text:p text:style-name="P11">A direct implication of using FEC is that the BER comes down. As this results in the value of the mathematical SNR go up, channel coding is seen as increasing the transmission power(mathematically). <text:span text:style-name="T1">Actually this can be seen as decreasing the need in actual power transmission.</text:span></text:p>
        </text:list-item>
        <text:list-item>
          <text:p text:style-name="P11"><text:span text:style-name="T2">Coding gain is the increase in the SNR after a coding has been employed. </text:span>For example, if a communications system requires an SNR of 12 dB to maintain a BER of 10-5, but after coding it requires only 9 dB to maintain the same BER, then the coding gain is 12 dB - 9 dB = 3 dB. </text:p>
        </text:list-item>
      </text:list>
      <text:p text:style-name="P2"/>
      <text:p text:style-name="P8"><text:span text:style-name="T3">W</text:span>hat coding can do</text:p>
      <text:list xml:id="list408646266984981742" text:style-name="L3">
        <text:list-item>
          <text:p text:style-name="P12">Reduce the occurrence of undetected errors: This was one of the first uses of error-control coding. Today's error detection codes are so effective that the occurrence of undetected errors is, for all practical purposes, eliminated. </text:p>
        </text:list-item>
        <text:list-item>
          <text:p text:style-name="P12">Reduce the cost of communications systems: Transmitter power is expensive, especially on satellite transponders. Coding can reduce the satellite's power needs because messages received at close to the thermal noise level can still be recovered correctly. </text:p>
        </text:list-item>
        <text:list-item>
          <text:p text:style-name="P12">Overcome Jamming: Error-control coding is one of the most effective techniques for reducing the effects of the enemy's jamming. In the presence of pulse jamming, for example, coding can achieve coding gains of over 35 dB. </text:p>
        </text:list-item>
        <text:list-item>
          <text:p text:style-name="P12">Eliminate Interference: As the electromagnetic spectrum becomes more crowded with man-made signals, error-control coding will mitigate the effects of unintentional interference.</text:p>
        </text:list-item>
      </text:list>
      <text:p text:style-name="P3"/>
      <text:p text:style-name="P7">What coding can't do</text:p>
      <text:list xml:id="list3361106718003227839" text:style-name="L4">
        <text:list-item>
          <text:p text:style-name="P13">Shannon's capacity formula sets a lower limit on the signal-to-noise ratio that we must achieve to maintain reliable communications. </text:p>
        </text:list-item>
        <text:list-item>
          <text:p text:style-name="P13">If the SNR is below this limit, no error correction code can achieve almost error free transmission. </text:p>
        </text:list-item>
        <text:list-item>
          <text:p text:style-name="P13">As discussed in the earlier example, if the original probability of error was 0.5, no amount of <text:soft-page-break/>redundancy will help improve our odds of getting better results.</text:p>
        </text:list-item>
      </text:list>
      <text:p text:style-name="P4"/>
      <text:p text:style-name="P18">Classification of FEC codes</text:p>
      <text:list xml:id="list5964874883757247690" text:style-name="L5">
        <text:list-item>
          <text:p text:style-name="P14">The two main categories of FEC codes are block codes and convolutional codes. </text:p>
        </text:list-item>
        <text:list-item>
          <text:p text:style-name="P14">Block codes work on fixed-size blocks (packets) of bits or symbols of predetermined size. Practical block codes can generally be decoded in polynomial time to their block length. </text:p>
        </text:list-item>
        <text:list-item>
          <text:p text:style-name="P14">Convolutional codes work on bit or symbol streams of arbitrary length. They are most often decoded with the Viterbi algorithm, though other algorithms are sometimes used. Viterbi decoding allows asymptotically optimal decoding efficiency with increasing constraint length of the convolutional code, but at the expense of exponentially increasing complexity. </text:p>
        </text:list-item>
      </text:list>
      <text:p text:style-name="P5"/>
      <text:p text:style-name="P18">Block code vs Convolutional codes</text:p>
      <text:list xml:id="list4671625059434454223" text:style-name="L6">
        <text:list-item>
          <text:p text:style-name="P15">Each type has its advantages and disadvantages: </text:p>
        </text:list-item>
        <text:list-item>
          <text:p text:style-name="P15">Block codes are well understood and relatively easy to implement. Correction errors are limited to the block being used. Less susceptive to busrty error. </text:p>
        </text:list-item>
        <text:list-item>
          <text:p text:style-name="P15">Convolutional Codes are relatively complex but extremely powerful. Their performance in presence of busrty errors can be unpredictable. </text:p>
        </text:list-item>
        <text:list-item>
          <text:p text:style-name="P15">We will first take a look at binary block codes and simple introduction to R-S Codes.</text:p>
        </text:list-item>
      </text:list>
      <text:p text:style-name="P5"/>
      <text:p text:style-name="P17">Diagram of a coding channel</text:p>
      <text:p text:style-name="P17"/>
      <text:p text:style-name="P17">Code Rate </text:p>
      <text:p text:style-name="P17">Consider an encoder that takes k information bits and adds r redundant bits (also called parity bits) for a total of n = k + r bits per codeword. The code rate is the fraction k/n and the code is called a (n, k) error-control code. The added parity bits are an overhead to the communications system, so the system designer often chooses a code for its ability to achieve high coding gain with few parity bi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2" svg:font-family="'Lohit Hindi'"/>
    <style:font-face style:name="Arial" svg:font-family="Arial" style:font-family-generic="roman"/>
    <style:font-face style:name="Lohit Hindi" svg:font-family="'Lohit Hindi'"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1"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Lohit Hindi" fo:font-size="18pt" fo:font-style="normal" fo:text-shadow="none" style:text-underline-style="none" fo:font-weight="normal" style:font-name-asian="DejaVu Sans" style:font-size-asian="18pt" style:font-style-asian="normal" style:font-weight-asian="normal" style:font-name-complex="Liberation Sans1"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Lohit Hindi"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Lohit Hindi"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Lohit Hindi"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Lohit Hindi" fo:font-size="18pt" fo:font-style="normal" fo:text-shadow="none" style:text-underline-style="none" fo:font-weight="normal" style:font-size-asian="18pt" style:font-style-asian="normal" style:font-weight-asian="normal" style:text-emphasize="none"/>
    </style:style>
    <style:style style:name="Bullet_20_Symbols" style:display-name="Bullet Symbols" style:family="text">
      <style:text-properties style:font-name="OpenSymbol" style:font-name-asian="OpenSymbol" style:font-name-complex="OpenSymbol"/>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1T23:49:10.276793800</meta:creation-date>
    <dc:title>T1</dc:title>
    <meta:editing-duration>PT33M49S</meta:editing-duration>
    <meta:editing-cycles>5</meta:editing-cycles>
    <meta:generator>LibreOffice/4.1.2.3$Linux_x86 LibreOffice_project/410m0$Build-3</meta:generator>
    <meta:initial-creator>Kempa </meta:initial-creator>
    <dc:date>2013-12-02T01:03:10.081923560</dc:date>
    <dc:creator>Kempa </dc:creator>
    <meta:document-statistic meta:table-count="0" meta:image-count="0" meta:object-count="0" meta:page-count="2" meta:paragraph-count="30" meta:word-count="801" meta:character-count="4949" meta:non-whitespace-character-count="4182"/>
    <meta:template xlink:type="simple" xlink:actuate="onRequest" xlink:title="T1" xlink:href="../../../../.config/libreoffice/4/user/template/T1.ott" meta:date="2013-12-01T23:49:09.174636040"/>
  </office:meta>
</office:document-meta>
</file>